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e7c" officeooo:paragraph-rsid="00079e7c"/>
    </style:style>
    <style:style style:name="P2" style:family="paragraph" style:parent-style-name="Standard">
      <style:text-properties officeooo:rsid="000bb675" officeooo:paragraph-rsid="000bb675"/>
    </style:style>
    <style:style style:name="T1" style:family="text">
      <style:text-properties officeooo:rsid="000b647f"/>
    </style:style>
    <style:style style:name="T2" style:family="text">
      <style:text-properties officeooo:rsid="000bb675"/>
    </style:style>
    <style:style style:name="T3" style:family="text">
      <style:text-properties officeooo:rsid="000c50c3"/>
    </style:style>
    <style:style style:name="T4" style:family="text">
      <style:text-properties officeooo:rsid="000d93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hjelma joka seuraa roolipelissä pelaajien ja ei-pelaajien vuoroja taistelussa. Ohjelma <text:span text:style-name="T1">tekee listan henkilöistä ja järjestää ne. Sitten ohjelma käy yksitellen läpi listan ja näyttää seuraavan henkilön järjestyksessä </text:span><text:span text:style-name="T2">kunnes taistelu lopetetaan.</text:span></text:p>
      <text:p text:style-name="P1"/>
      <text:p text:style-name="P2">Toiminnallisuuksia</text:p>
      <text:p text:style-name="P2">- käyttäjä voi lisätä pelaajien ja omia hahmoja <text:span text:style-name="T3">aloite </text:span>arvo<text:span text:style-name="T3">jen kanssa</text:span> ohjelmaan</text:p>
      <text:p text:style-name="P2">- <text:span text:style-name="T3">käyttäjä voi käynnistää ja pysäyttää ohjelman listan läpikäymisen</text:span></text:p>
      <text:p text:style-name="P2">- <text:span text:style-name="T3">käyttäjä voi lisätä tai poistaa hahmoja listasta</text:span></text:p>
      <text:p text:style-name="P2">- <text:span text:style-name="T3">ohjelma tekee uuden listan johon järjestää hahmot aloite arvojen mukaan</text:span></text:p>
      <text:p text:style-name="P2">- <text:span text:style-name="T4">ohjelma näyttää ensimmäisenä listalla olevan hahmon ja arvon</text:span></text:p>
      <text:p text:style-name="P2">- <text:span text:style-name="T4">ohjelma menee listassa eteenpäin käyttäjän komennuksell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2:54:58.578492455</meta:creation-date>
    <dc:date>2023-02-10T13:52:33.664988493</dc:date>
    <meta:editing-duration>PT3M32S</meta:editing-duration>
    <meta:editing-cycles>1</meta:editing-cycles>
    <meta:document-statistic meta:table-count="0" meta:image-count="0" meta:object-count="0" meta:page-count="1" meta:paragraph-count="8" meta:word-count="87" meta:character-count="651" meta:non-whitespace-character-count="572"/>
    <meta:generator>LibreOffice/7.3.7.2$Linux_X86_64 LibreOffice_project/30$Build-2</meta:generator>
  </office:meta>
</office:document-meta>
</file>